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6146in"/>
          <style:tab-stop style:position="2.8752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ummer School</text:p>
      <text:p text:style-name="Standard">Day 1: Dive into Python</text:p>
      <text:p text:style-name="Standard"/>
      <text:p text:style-name="Standard"/>
      <text:p text:style-name="Standard"/>
      <text:p text:style-name="Standard">Lecture 1</text:p>
      <text:p text:style-name="Standard"><text:a xlink:type="simple" xlink:href="https://portal.bccn-berlin.de/pythonss/slides">https://portal.bccn-berlin.de/pythonss/slides</text:a></text:p>
      <text:p text:style-name="Standard"/>
      <text:p text:style-name="Standard"/>
      <text:p text:style-name="Standard"/>
      <text:p text:style-name="Standard"/>
      <text:p text:style-name="Standard"></text:p>
      <text:p text:style-name="Standard">Exercise 1</text:p>
      <text:p text:style-name="Standard"><text:a xlink:type="simple" xlink:href="https://portal.bccn-berlin.de/pythonss/exercises">https://portal.bccn-berlin.de/pythonss/exercises</text:a></text:p>
      <text:p text:style-name="Standard"></text:p>
      <text:p text:style-name="Standard">&gt;&gt;&gt; 2^5</text:p>
      <text:p text:style-name="Standard">7</text:p>
      <text:p text:style-name="Standard">This is not the power operator. It is **.</text:p>
      <text:p text:style-name="Standard"></text:p>
      <text:p text:style-name="Standard">&gt;&gt;&gt; 31/2</text:p>
      <text:p text:style-name="Standard">15</text:p>
      <text:p text:style-name="Standard">This is integer division.</text:p>
      <text:p text:style-name="Standard"></text:p>
      <text:p text:style-name="Standard">&gt;&gt;&gt; 015 + 32</text:p>
      <text:p text:style-name="Standard">45</text:p>
      <text:p text:style-name="Standard">015 is octal, 13 in decimal.</text:p>
      <text:p text:style-name="Standard">13 + 32 is 45. </text:p>
      <text:p text:style-name="Standard"></text:p>
      <text:p text:style-name="Standard">&gt;&gt;&gt; 11 mod 2</text:p>
      <text:p text:style-name="Standard"><text:s text:c="2"/>File "&lt;stdin&gt;", line 1</text:p>
      <text:p text:style-name="Standard"><text:s text:c="4"/>11 mod 209/22/2009</text:p>
      <text:p text:style-name="Standard"><text:s text:c="9"/>^</text:p>
      <text:p text:style-name="Standard">SyntaxError: invalid syntax</text:p>
      <text:p text:style-name="Standard">&gt;&gt;&gt; 11%2</text:p>
      <text:p text:style-name="Standard">1</text:p>
      <text:p text:style-name="Standard">The modulus operator is %</text:p>
      <text:p text:style-name="Standard"></text:p>
      <text:p text:style-name="Standard"></text:p>
      <text:p text:style-name="Standard">Exercise 2</text:p>
      <text:p text:style-name="Standard">I. range(1,12,2)</text:p>
      <text:p text:style-name="Standard">II. [0 for x in xrange(i)] or a=[0]*10</text:p>
      <text:p text:style-name="Standard">III. [chr(x+97) for x in xrange(11)] or xrange(97, 108, 1)</text:p>
      <text:p text:style-name="Standard">IV. (See ex2p4.py)</text:p>
      <text:p text:style-name="Standard"></text:p>
      <text:p text:style-name="Standard">k = 1</text:p>
      <text:p text:style-name="Standard">s = 0</text:p>
      <text:p text:style-name="Standard">x = 1.2</text:p>
      <text:p text:style-name="Standard">while s &lt; 10:</text:p>
      <text:p text:style-name="Standard"><text:s text:c="4"/>A[k] = x ** k + s</text:p>
      <text:p text:style-name="Standard"><text:soft-page-break/><text:s text:c="4"/>if A[k] &lt; 10:</text:p>
      <text:p text:style-name="Standard"><text:s text:c="8"/>print A[k]</text:p>
      <text:p text:style-name="Standard"><text:s text:c="4"/>s = A[k]</text:p>
      <text:p text:style-name="Standard"><text:s text:c="4"/>k = k + 1</text:p>
      <text:p text:style-name="Standard"></text:p>
      <text:p text:style-name="Standard"></text:p>
      <text:p text:style-name="Standard">x = 1.2</text:p>
      <text:p text:style-name="Standard">power = [x]</text:p>
      <text:p text:style-name="Standard">while power[-1] &lt; 10</text:p>
      <text:p text:style-name="Standard"><text:tab/>x*=x</text:p>
      <text:p text:style-name="Standard"><text:tab/>power.append(power[-1]+x)</text:p>
      <text:p text:style-name="Standard"><text:tab/>...</text:p>
      <text:p text:style-name="Standard"></text:p>
      <text:p text:style-name="Standard"></text:p>
      <text:p text:style-name="Standard"></text:p>
      <text:p text:style-name="Standard">V: (See ex2p5.py)</text:p>
      <text:p text:style-name="Standard"></text:p>
      <text:p text:style-name="Standard">A <text:s/>= [[0 for x in xrange(10)] for j in xrange(10)]</text:p>
      <text:p text:style-name="Standard">for i in range(1,11):</text:p>
      <text:p text:style-name="Standard"><text:s text:c="4"/>A[i][i]=1</text:p>
      <text:p text:style-name="Standard"></text:p>
      <text:p text:style-name="Standard"></text:p>
      <text:p text:style-name="Standard"><text:tab/></text:p>
      <text:p text:style-name="Standard"></text:p>
      <text:p text:style-name="Standard">import pprint</text:p>
      <text:p text:style-name="Standard">matrix2 = [[ int(i==j) for i in range(10)] for j in range(10)]</text:p>
      <text:p text:style-name="Standard">pprint.pprint(matrix2) // pretty print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ython Student</meta:initial-creator>
    <meta:creation-date>2009-08-31T14:18:33</meta:creation-date>
    <meta:document-statistic meta:table-count="0" meta:image-count="0" meta:object-count="0" meta:page-count="2" meta:paragraph-count="70" meta:word-count="181" meta:character-count="1030"/>
    <dc:date>2009-08-31T16:37:32</dc:date>
    <dc:creator>Python Student</dc:creator>
    <meta:editing-duration>PT02H03M48S</meta:editing-duration>
    <meta:editing-cycles>1</meta:editing-cycles>
    <meta:generator>OpenOffice.org/3.1$Linux OpenOffice.org_project/310m11$Build-9399</meta:generator>
  </office:meta>
</office:document-meta>
</file>